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2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3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4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5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6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2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2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29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0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1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2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3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4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5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36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38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0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45" style:family="paragraph" style:parent-style-name="Standard">
      <style:text-properties officeooo:rsid="000989c2" officeooo:paragraph-rsid="000989c2"/>
    </style:style>
    <style:style style:name="P46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49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50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51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5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53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4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5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56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57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officeooo:rsid="000a5bca"/>
    </style:style>
    <style:style style:name="T19" style:family="text">
      <style:text-properties officeooo:rsid="000c49fe"/>
    </style:style>
    <style:style style:name="T20" style:family="text">
      <style:text-properties officeooo:rsid="000e1e6f"/>
    </style:style>
    <style:style style:name="T21" style:family="text">
      <style:text-properties officeooo:rsid="0017dbf1"/>
    </style:style>
    <style:style style:name="T22" style:family="text">
      <style:text-properties officeooo:rsid="001a40d6"/>
    </style:style>
    <style:style style:name="T23" style:family="text">
      <style:text-properties officeooo:rsid="001fdd7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4bde"/>
    </style:style>
    <style:style style:name="T26" style:family="text">
      <style:text-properties officeooo:rsid="001ec69d"/>
    </style:style>
    <style:style style:name="T27" style:family="text">
      <style:text-properties officeooo:rsid="000f782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8fc56"/>
    </style:style>
    <style:style style:name="T30" style:family="text">
      <style:text-properties officeooo:rsid="0030c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Catalogue</text:p>
      <text:p text:style-name="P46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45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1"><text:tab/>1_ones_processor</text:p>
      <text:p text:style-name="P21"><text:tab/>2_Shift_bits</text:p>
      <text:p text:style-name="P21"><text:tab/>3_Char_to_binary</text:p>
      <text:p text:style-name="P21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27"><text:tab/><text:tab/>Print askii symbols</text:p>
      <text:p text:style-name="P27"><text:tab/><text:tab/>Print text file</text:p>
      <text:p text:style-name="P27"><text:tab/><text:tab/>Print hex file with strings</text:p>
      <text:p text:style-name="P27"><text:tab/><text:tab/>Defining text messages and reading program memory</text:p>
      <text:p text:style-name="P27"><text:tab/><text:tab/>Print the askii table</text:p>
      <text:p text:style-name="P27"><text:tab/><text:tab/>Lower to upper case conversion</text:p>
      <text:p text:style-name="P2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8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28"><text:tab/><text:tab/>Print out columns of numbers <text:s/>(2 examples)</text:p>
      <text:p text:style-name="P28"><text:tab/><text:tab/>Generate an array of random numbers and print them out in numerical order</text:p>
      <text:p text:style-name="P5"><text:span text:style-name="T5"><text:tab/></text:span><text:span text:style-name="T19">3_String_to_Bin</text:span></text:p>
      <text:p text:style-name="P5"><text:tab/><text:tab/><text:span text:style-name="T5">Enter numbers at keyboard</text:span></text:p>
      <text:p text:style-name="P28"><text:tab/><text:tab/>Enter the numbers 2, 4, 8, 16, 32, 64………………</text:p>
      <text:p text:style-name="P28"><text:tab/><text:tab/>Enter numbers at the keyboard and re-order them (smallest to largest)</text:p>
      <text:p text:style-name="P6"><text:span text:style-name="T5"><text:tab/></text:span><text:span text:style-name="T8">4</text:span><text:span text:style-name="T19">_Char_numbers</text:span></text:p>
      <text:p text:style-name="P18"><text:tab/>5_Hex_numbers</text:p>
      <text:p text:style-name="P7"><text:span text:style-name="T8"><text:tab/></text:span><text:span text:style-name="T21">6_Simple Division</text:span></text:p>
      <text:p text:style-name="P5"/>
      <text:p text:style-name="P5">4_Display_Driver_Basic</text:p>
      <text:p text:style-name="P22"><text:tab/>1_Segment_driver</text:p>
      <text:p text:style-name="P22"><text:span text:style-name="T20"><text:tab/>2</text:span>_Segment_driver</text:p>
      <text:p text:style-name="P22"><text:tab/>3_Numerical_entry</text:p>
      <text:p text:style-name="P22"><text:soft-page-break/><text:tab/>4_Num_from_KBD</text:p>
      <text:p text:style-name="P22"><text:tab/>5_Moving_display</text:p>
      <text:p text:style-name="P22"><text:tab/>6_Random_num_display</text:p>
      <text:p text:style-name="P24"><text:tab/></text:p>
      <text:p text:style-name="P12">5_Interrupts</text:p>
      <text:p text:style-name="P24"><text:tab/>1_Interrupt_basic<text:tab/><text:tab/><text:span text:style-name="T20">(4 simple examples)</text:span></text:p>
      <text:p text:style-name="P24"><text:tab/>2_Pin_Change_Interrupt<text:tab/><text:span text:style-name="T20">(Reaction time tester)</text:span></text:p>
      <text:p text:style-name="P24"><text:tab/>3_reaction_time_tester</text:p>
      <text:p text:style-name="P24"><text:tab/>4_File_download_with_interrupt</text:p>
      <text:p text:style-name="P24"><text:tab/><text:span text:style-name="T20">5</text:span>_File_download_with_interrupt</text:p>
      <text:p text:style-name="P24"><text:tab/>6_Roots_with_interrupt</text:p>
      <text:p text:style-name="P24"/>
      <text:p text:style-name="P17">6_Timers</text:p>
      <text:p text:style-name="P17"><text:tab/>6<text:span text:style-name="T3">A_String_only_clock</text:span></text:p>
      <text:p text:style-name="P25"><text:tab/>6B_calculator_based_clock</text:p>
      <text:p text:style-name="P25"><text:tab/>6C_mini_OS_clock</text:p>
      <text:p text:style-name="P25"><text:tab/>6D_mini_OS_clock_with_adjustment</text:p>
      <text:p text:style-name="P25"><text:tab/>6E_Stand_a_lone_clock</text:p>
      <text:p text:style-name="P25"><text:tab/>6F_Stop_watch</text:p>
      <text:p text:style-name="P29"/>
      <text:p text:style-name="P17"><text:span text:style-name="T27">7</text:span>_Some_arithmetic</text:p>
      <text:p text:style-name="P25"><text:tab/><text:span text:style-name="T28">A_Integer_numbers</text:span></text:p>
      <text:p text:style-name="P25"><text:tab/>B_Prime_numbers</text:p>
      <text:p text:style-name="P25"><text:tab/>C_Prime_factors</text:p>
      <text:p text:style-name="P25"><text:tab/>D_Prime_Num_array</text:p>
      <text:p text:style-name="P25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3"/>
      <text:p text:style-name="P23"/>
      <text:p text:style-name="P23"/>
      <text:p text:style-name="P46"/>
      <text:p text:style-name="P49">Final Tests</text:p>
      <text:p text:style-name="P30"/>
      <text:p text:style-name="P8">0_project_zero<text:span text:style-name="T3"><text:tab/></text:span><text:span text:style-name="T9">Comments OK</text:span></text:p>
      <text:p text:style-name="P33"><text:tab/><text:tab/><text:tab/>Hex files<text:tab/><text:span text:style-name="T22">All OK</text:span></text:p>
      <text:p text:style-name="P33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4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5"><text:tab/><text:tab/><text:tab/>Hex Files<text:tab/><text:span text:style-name="T23">All OK</text:span></text:p>
      <text:p text:style-name="P35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39"><text:tab/><text:tab/><text:span text:style-name="T26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0"><text:tab/><text:tab/><text:span text:style-name="T26">Hex Files<text:tab/>All OK</text:span></text:p>
      <text:p text:style-name="P38"/>
      <text:p text:style-name="P20"><text:tab/>3_String_to_Bin</text:p>
      <text:p text:style-name="P20"><text:tab/><text:tab/><text:span text:style-name="T14">Comments OK</text:span></text:p>
      <text:p text:style-name="P41"><text:tab/><text:tab/><text:span text:style-name="T26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2"><text:tab/><text:span text:style-name="T26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2"><text:tab/><text:span text:style-name="T26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2"><text:tab/><text:span text:style-name="T26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2"><text:tab/><text:span text:style-name="T26">Hex Files<text:tab/>All OK</text:span></text:p>
      <text:p text:style-name="P30"/>
      <text:p text:style-name="P30"><text:tab/><text:span text:style-name="T24">8_Integer_numbers</text:span></text:p>
      <text:p text:style-name="P30"><text:span text:style-name="T24"><text:tab/><text:tab/></text:span><text:span text:style-name="T25">Comments OK</text:span></text:p>
      <text:p text:style-name="P42"><text:tab/><text:span text:style-name="T26">Hex Files<text:tab/>All OK</text:span></text:p>
      <text:p text:style-name="P47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1"><text:span text:style-name="T24"><text:tab/><text:tab/></text:span><text:span text:style-name="T25">Comments OK</text:span></text:p>
      <text:p text:style-name="P32"><text:tab/><text:tab/><text:span text:style-name="T26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36"/>
      <text:p text:style-name="P11">5_Interrupts</text:p>
      <text:p text:style-name="P11"><text:tab/></text:p>
      <text:p text:style-name="P11"><text:tab/>1_Interrupt_basic</text:p>
      <text:p text:style-name="P13"><text:tab/><text:span text:style-name="T29"><text:tab/></text:span><text:span text:style-name="T14">Comments OK</text:span></text:p>
      <text:p text:style-name="P14"><text:tab/><text:span text:style-name="T12">Hex Files<text:tab/>All OK</text:span></text:p>
      <text:p text:style-name="P37"/>
      <text:p text:style-name="P11"><text:tab/>2_Pin_Change_Interrupt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9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9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9"><text:tab/></text:span><text:span text:style-name="T14">Comments OK</text:span></text:p>
      <text:p text:style-name="P11"><text:tab/></text:p>
      <text:p text:style-name="P48">6_Prime_numbers</text:p>
      <text:p text:style-name="P26"/>
      <text:p text:style-name="P43"><text:tab/>A_Prime_numbers</text:p>
      <text:p text:style-name="P43"><text:tab/><text:tab/><text:span text:style-name="T30">Comments</text:span></text:p>
      <text:p text:style-name="P44"><text:tab/><text:tab/><text:span text:style-name="T26">Hex File<text:tab/>OK</text:span></text:p>
      <text:p text:style-name="P43"/>
      <text:p text:style-name="P43"><text:tab/>B_Prime_factors</text:p>
      <text:p text:style-name="P44"><text:tab/><text:tab/><text:span text:style-name="T30">Comments</text:span></text:p>
      <text:p text:style-name="P44"><text:tab/><text:tab/><text:span text:style-name="T26">Hex File<text:tab/>OK</text:span></text:p>
      <text:p text:style-name="P43"/>
      <text:p text:style-name="P43"><text:tab/>C_Prime_Num_array</text:p>
      <text:p text:style-name="P44"><text:tab/><text:tab/><text:span text:style-name="T30">Comments</text:span></text:p>
      <text:p text:style-name="P44"><text:tab/><text:tab/><text:span text:style-name="T26">Hex File<text:tab/>OK</text:span></text:p>
      <text:p text:style-name="P43"/>
      <text:p text:style-name="P43"><text:tab/>D_Prime_Factors_fast</text:p>
      <text:p text:style-name="P44"><text:tab/><text:tab/><text:span text:style-name="T30">Comments</text:span></text:p>
      <text:p text:style-name="P44"><text:tab/><text:tab/><text:span text:style-name="T26">Hex File<text:tab/>OK</text:span></text:p>
      <text:p text:style-name="P43"/>
      <text:p text:style-name="P43"><text:tab/>E_Prime_numbers_extra</text:p>
      <text:p text:style-name="P44"><text:tab/><text:tab/><text:span text:style-name="T30">Comments</text:span></text:p>
      <text:p text:style-name="P44"><text:tab/><text:tab/><text:span text:style-name="T26">Hex File<text:tab/>OK</text:span></text:p>
      <text:p text:style-name="P43"/>
      <text:p text:style-name="P50"/>
      <text:p text:style-name="P54">7_Timers</text:p>
      <text:p text:style-name="P22"/>
      <text:p text:style-name="P22"/>
      <text:p text:style-name="P5">7A_String_only_clock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"/>
      <text:p text:style-name="P5">7B_calculator_based_clock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"/>
      <text:p text:style-name="P5">7C_mini_OS_clock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"/>
      <text:p text:style-name="P5">7D_mini_OS_clock_with_adjustment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"/>
      <text:p text:style-name="P5">7E_Stand_a_lone_clock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">7F_Stop_watch</text:p>
      <text:p text:style-name="P52"><text:span text:style-name="T30"><text:tab/>Comments<text:tab/>OK</text:span></text:p>
      <text:p text:style-name="P52"><text:tab/><text:span text:style-name="T26">Hex File<text:tab/>OK</text:span></text:p>
      <text:p text:style-name="P52"/>
      <text:p text:style-name="P58">8_Input_from_switches</text:p>
      <text:p text:style-name="P56"/>
      <text:p text:style-name="P56"><text:tab/>1_String_from_IO</text:p>
      <text:p text:style-name="P57"><text:tab/><text:tab/><text:span text:style-name="T17">Comments</text:span></text:p>
      <text:p text:style-name="P53"><text:tab/><text:tab/><text:span text:style-name="T26">Hex File</text:span></text:p>
      <text:p text:style-name="P56"/>
      <text:p text:style-name="P56"><text:tab/>2_INT_from_IO</text:p>
      <text:p text:style-name="P57"><text:tab/><text:tab/><text:span text:style-name="T17">Comments</text:span></text:p>
      <text:p text:style-name="P53"><text:tab/><text:tab/><text:span text:style-name="T26">Hex File</text:span></text:p>
      <text:p text:style-name="P57"/>
      <text:p text:style-name="P56"><text:tab/>3_Square_roots</text:p>
      <text:p text:style-name="P57"><text:tab/><text:tab/><text:span text:style-name="T17">Comments</text:span></text:p>
      <text:p text:style-name="P53"><text:tab/><text:tab/><text:span text:style-name="T26">Hex File</text:span></text:p>
      <text:p text:style-name="P57"/>
      <text:p text:style-name="P56"><text:tab/>4_Fraction_to_decimal</text:p>
      <text:p text:style-name="P57"><text:tab/><text:tab/><text:span text:style-name="T17">Comments</text:span></text:p>
      <text:p text:style-name="P53"><text:tab/><text:tab/><text:span text:style-name="T26">Hex File</text:span></text:p>
      <text:p text:style-name="P57"/>
      <text:p text:style-name="P56"><text:tab/>5_Calculator</text:p>
      <text:p text:style-name="P57"><text:tab/><text:tab/><text:span text:style-name="T17">Comments</text:span></text:p>
      <text:p text:style-name="P53"><text:tab/><text:tab/><text:span text:style-name="T26">Hex File</text:span></text:p>
      <text:p text:style-name="P57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24T18:04:41.763000000</dc:date>
    <meta:editing-duration>PT6H44M46S</meta:editing-duration>
    <meta:editing-cycles>33</meta:editing-cycles>
    <meta:document-statistic meta:table-count="0" meta:image-count="0" meta:object-count="0" meta:page-count="6" meta:paragraph-count="197" meta:word-count="489" meta:character-count="3921" meta:non-whitespace-character-count="3376"/>
  </office:meta>
</office:document-meta>
</file>